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adadad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fo:font-family="StarSymbo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CS 319 Group Project</text:span><text:span text:style-name="T1"><text:line-break/></text:span><text:span text:style-name="T1">First Iteration</text:span></text:p>
          </draw:text-box>
        </draw:frame>
        <draw:frame draw:name="Shape 55" presentation:style-name="pr2" draw:text-style-name="P3" draw:layer="layout" svg:width="23.667cm" svg:height="5.701cm" svg:x="0.866cm" svg:y="7.873cm" presentation:class="subtitle" presentation:user-transformed="true">
          <draw:text-box>
            <text:p text:style-name="P1"><text:span text:style-name="T2">Öykü Ece Ayaz</text:span></text:p>
            <text:p text:style-name="P1"><text:span text:style-name="T2">Alp Ege Baştürk</text:span></text:p>
            <text:p text:style-name="P1"><text:span text:style-name="T2">Barış Eymür</text:span></text:p>
            <text:p text:style-name="P1"><text:span text:style-name="T2">Emre Gürçay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e Of Development" draw:style-name="dp1" draw:master-page-name="Title_20_and_20_body" presentation:presentation-page-layout-name="AL2T1">
        <draw:frame draw:name="Shape 6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tate Of Development</text:span></text:p>
          </draw:text-box>
        </draw:frame>
        <draw:frame draw:name="Shape 61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5"><text:span text:style-name="T4">Game map generation is implemented by reading a matrix from a file however, there is only one level playable</text:span></text:p>
              </text:list-item>
              <text:list-item>
                <text:p text:style-name="P5"><text:span text:style-name="T4">A list of attackers are added to the map from a list however, currently there is only one type of functional attacker</text:span></text:p>
              </text:list-item>
              <text:list-item>
                <text:p text:style-name="P5"><text:span text:style-name="T4">Attackers are able to move in the path and detect collisions</text:span></text:p>
              </text:list-item>
              <text:list-item>
                <text:p text:style-name="P5"><text:span text:style-name="T4">Main menu is implemented, menu buttons are implemented, help and credits pages are implemented</text:span></text:p>
              </text:list-item>
              <text:list-item>
                <text:p text:style-name="P5"><text:span text:style-name="T4">Towers are implemented, however towers and hero are not functional yet</text:span></text:p>
              </text:list-item>
              <text:list-item>
                <text:p text:style-name="P7"><text:span text:style-name="T4">Images cannot be loaded from the generated jar file, thus jar file is not completely functional yet</text:span></text:p>
              </text:list-item>
            </text:list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s &amp; Changes" draw:style-name="dp1" draw:master-page-name="Title_20_and_20_body" presentation:presentation-page-layout-name="AL2T1">
        <draw:frame draw:name="Shape 6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roblems &amp; Changes</text:span></text:p>
          </draw:text-box>
        </draw:frame>
        <draw:frame draw:name="Shape 6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5"><text:span text:style-name="T4">Some relationships between classes were changed in order to make the system more efficient.</text:span></text:p>
              </text:list-item>
              <text:list-item>
                <text:p text:style-name="P5"><text:span text:style-name="T4">Game Map controller is removed. Instead a GamePanel added and most of the tasks of the Game Map controller are given to Game Map directly. Tasks about the collisions are given to game objects.</text:span></text:p>
              </text:list-item>
              <text:list-item>
                <text:p text:style-name="P5"><text:span text:style-name="T4">Some small functions of the Game Controller are merged or removed from the Game Controller.</text:span></text:p>
              </text:list-item>
              <text:list-item>
                <text:p text:style-name="P7"><text:span text:style-name="T4">Some attributes and function signatures changed. Small methods added/removed.</text:span></text:p>
              </text:list-item>
            </text:list>
          </draw:text-box>
        </draw:fram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ssons About Teamwork" draw:style-name="dp1" draw:master-page-name="Title_20_and_20_body" presentation:presentation-page-layout-name="AL2T1">
        <draw:frame draw:name="Shape 7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Lessons About Teamwork</text:span></text:p>
          </draw:text-box>
        </draw:frame>
        <draw:frame draw:name="Shape 73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5"><text:span text:style-name="T4">Effective communication skills in project team members is crucial for the development of project, since it directly affects the timing of the project.</text:span></text:p>
              </text:list-item>
              <text:list-item>
                <text:p text:style-name="P5"><text:span text:style-name="T4">Support and commitment within a team is vital and eases most processes.</text:span></text:p>
              </text:list-item>
              <text:list-item>
                <text:p text:style-name="P5"><text:span text:style-name="T4">Having a team leader usually catalyzes most processes and deadlines, however each member should still contribute equally.</text:span></text:p>
              </text:list-item>
              <text:list-item>
                <text:p text:style-name="P5"><text:span text:style-name="T4">During decision - making processes or in doubt, presenting multiple options and choosing between them in a democratic way is important.</text:span></text:p>
              </text:list-item>
              <text:list-item>
                <text:p text:style-name="P7"><text:span text:style-name="T4">Effective use of version control systems is an important factor for timing of the project</text:span></text:p>
              </text:list-item>
            </text:list>
          </draw:text-box>
        </draw:frame>
        <presentation:notes draw:style-name="dp2">
          <draw:page-thumbnail draw:name="Shape 69" draw:style-name="gr1" draw:layer="layout" svg:width="16.932cm" svg:height="9.524cm" svg:x="1.059cm" svg:y="1.905cm" draw:page-number="4" presentation:class="page"/>
          <draw:frame draw:name="Shape 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1212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212121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4"/>
    <meta:generator>LibreOfficeDev/5.1.0.3$Linux_X86_64 LibreOffice_project/</meta:generator>
  </office:meta>
</office:document-meta>
</file>